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84pt"/>
    </style:style>
    <style:style style:name="co3" style:family="table-column">
      <style:table-column-properties fo:break-before="auto" style:column-width="67.75pt"/>
    </style:style>
    <style:style style:name="co4" style:family="table-column">
      <style:table-column-properties fo:break-before="auto" style:column-width="74.81pt"/>
    </style:style>
    <style:style style:name="co5" style:family="table-column">
      <style:table-column-properties fo:break-before="auto" style:column-width="60.66pt"/>
    </style:style>
    <style:style style:name="co6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5">
      <style:table-cell-properties style:rotation-align="none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6" table:default-cell-style-name="Default"/>
        <table:table-row table:style-name="ro1">
          <table:table-cell table:number-columns-repeated="10"/>
          <table:table-cell table:style-name="Default"/>
          <table:table-cell table:number-columns-repeated="2"/>
          <table:table-cell office:value-type="string" calcext:value-type="string">
            <text:p>WZ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F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BE</text:p>
          </table:table-cell>
          <table:table-cell office:value-type="string" calcext:value-type="string">
            <text:p>WZC (VL)</text:p>
          </table:table-cell>
          <table:table-cell office:value-type="string" calcext:value-type="string">
            <text:p>BE-WZC</text:p>
          </table:table-cell>
          <table:table-cell table:number-columns-repeated="2"/>
          <table:table-cell table:style-name="Default" office:value-type="string" calcext:value-type="string">
            <text:p>B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-9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.0249" calcext:value-type="float">
            <text:p>0.0249</text:p>
          </table:table-cell>
          <table:table-cell/>
          <table:table-cell table:formula="of:=[.K3]+[.K4]" office:value-type="float" office:value="1278302" calcext:value-type="float">
            <text:p>1278302</text:p>
          </table:table-cell>
          <table:table-cell office:value-type="float" office:value="0" calcext:value-type="float">
            <text:p>0</text:p>
          </table:table-cell>
          <table:table-cell table:formula="of:=[.F3]-[.G3]" office:value-type="float" office:value="1278302" calcext:value-type="float">
            <text:p>1278302</text:p>
          </table:table-cell>
          <table:table-cell/>
          <table:table-cell office:value-type="string" calcext:value-type="string">
            <text:p>Minder dan 5 jaar</text:p>
          </table:table-cell>
          <table:table-cell office:value-type="float" office:value="614074" calcext:value-type="float">
            <text:p>614,0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-19</text:p>
          </table:table-cell>
          <table:table-cell office:value-type="float" office:value="0.00695" calcext:value-type="float">
            <text:p>0.00695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502" calcext:value-type="float">
            <text:p>0.0502</text:p>
          </table:table-cell>
          <table:table-cell/>
          <table:table-cell table:formula="of:=[.K5]+[.K6]" office:value-type="float" office:value="1283577" calcext:value-type="float">
            <text:p>1283577</text:p>
          </table:table-cell>
          <table:table-cell office:value-type="float" office:value="0" calcext:value-type="float">
            <text:p>0</text:p>
          </table:table-cell>
          <table:table-cell table:formula="of:=[.F4]-[.G4]" office:value-type="float" office:value="1283577" calcext:value-type="float">
            <text:p>1283577</text:p>
          </table:table-cell>
          <table:table-cell/>
          <table:table-cell office:value-type="string" calcext:value-type="string">
            <text:p>Van 5 tot 9 jaar</text:p>
          </table:table-cell>
          <table:table-cell office:value-type="float" office:value="664228" calcext:value-type="float">
            <text:p>664,2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-29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923" calcext:value-type="float">
            <text:p>0.0923</text:p>
          </table:table-cell>
          <table:table-cell/>
          <table:table-cell table:formula="of:=[.K7]+[.K8]" office:value-type="float" office:value="1410058" calcext:value-type="float">
            <text:p>1410058</text:p>
          </table:table-cell>
          <table:table-cell office:value-type="float" office:value="0" calcext:value-type="float">
            <text:p>0</text:p>
          </table:table-cell>
          <table:table-cell table:formula="of:=[.F5]-[.G5]" office:value-type="float" office:value="1410058" calcext:value-type="float">
            <text:p>1410058</text:p>
          </table:table-cell>
          <table:table-cell/>
          <table:table-cell office:value-type="string" calcext:value-type="string">
            <text:p>Van 10 tot 14 jaar</text:p>
          </table:table-cell>
          <table:table-cell office:value-type="float" office:value="654800" calcext:value-type="float">
            <text:p>654,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-39</text:p>
          </table:table-cell>
          <table:table-cell office:value-type="float" office:value="0.0844" calcext:value-type="float">
            <text:p>0.0844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185" calcext:value-type="float">
            <text:p>0.185</text:p>
          </table:table-cell>
          <table:table-cell/>
          <table:table-cell table:formula="of:=[.K9]+[.K10]" office:value-type="float" office:value="1483558" calcext:value-type="float">
            <text:p>1483558</text:p>
          </table:table-cell>
          <table:table-cell office:value-type="float" office:value="0" calcext:value-type="float">
            <text:p>0</text:p>
          </table:table-cell>
          <table:table-cell table:formula="of:=[.F6]-[.G6]" office:value-type="float" office:value="1483558" calcext:value-type="float">
            <text:p>1483558</text:p>
          </table:table-cell>
          <table:table-cell/>
          <table:table-cell office:value-type="string" calcext:value-type="string">
            <text:p>Van 15 tot 19 jaar</text:p>
          </table:table-cell>
          <table:table-cell office:value-type="float" office:value="628777" calcext:value-type="float">
            <text:p>628,7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0-49</text:p>
          </table:table-cell>
          <table:table-cell office:value-type="float" office:value="0.161" calcext:value-type="float">
            <text:p>0.161</text:p>
          </table:table-cell>
          <table:table-cell office:value-type="float" office:value="0.0764" calcext:value-type="float">
            <text:p>0.0764</text:p>
          </table:table-cell>
          <table:table-cell office:value-type="float" office:value="0.323" calcext:value-type="float">
            <text:p>0.323</text:p>
          </table:table-cell>
          <table:table-cell/>
          <table:table-cell table:formula="of:=[.K11]+[.K12]" office:value-type="float" office:value="1506894" calcext:value-type="float">
            <text:p>1506894</text:p>
          </table:table-cell>
          <table:table-cell office:value-type="float" office:value="0" calcext:value-type="float">
            <text:p>0</text:p>
          </table:table-cell>
          <table:table-cell table:formula="of:=[.F7]-[.G7]" office:value-type="float" office:value="1506894" calcext:value-type="float">
            <text:p>1506894</text:p>
          </table:table-cell>
          <table:table-cell/>
          <table:table-cell office:value-type="string" calcext:value-type="string">
            <text:p>Van 20 tot 24 jaar</text:p>
          </table:table-cell>
          <table:table-cell office:value-type="float" office:value="667015" calcext:value-type="float">
            <text:p>667,0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0-59</text:p>
          </table:table-cell>
          <table:table-cell office:value-type="float" office:value="0.595" calcext:value-type="float">
            <text:p>0.595</text:p>
          </table:table-cell>
          <table:table-cell office:value-type="float" office:value="0.344" calcext:value-type="float">
            <text:p>0.344</text:p>
          </table:table-cell>
          <table:table-cell office:value-type="float" office:value="1.28" calcext:value-type="float">
            <text:p>1.28</text:p>
          </table:table-cell>
          <table:table-cell/>
          <table:table-cell table:formula="of:=[.K13]+[.K14]" office:value-type="float" office:value="1593497" calcext:value-type="float">
            <text:p>1593497</text:p>
          </table:table-cell>
          <table:table-cell office:value-type="float" office:value="0" calcext:value-type="float">
            <text:p>0</text:p>
          </table:table-cell>
          <table:table-cell table:formula="of:=[.F8]-[.G8]" office:value-type="float" office:value="1593497" calcext:value-type="float">
            <text:p>1593497</text:p>
          </table:table-cell>
          <table:table-cell/>
          <table:table-cell office:value-type="string" calcext:value-type="string">
            <text:p>Van 25 tot 29 jaar</text:p>
          </table:table-cell>
          <table:table-cell office:value-type="float" office:value="743043" calcext:value-type="float">
            <text:p>743,0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0-69</text:p>
          </table:table-cell>
          <table:table-cell office:value-type="float" office:value="1.93" calcext:value-type="float">
            <text:p>1.93</text:p>
          </table:table-cell>
          <table:table-cell office:value-type="float" office:value="1.11" calcext:value-type="float">
            <text:p>1.11</text:p>
          </table:table-cell>
          <table:table-cell office:value-type="float" office:value="3.89" calcext:value-type="float">
            <text:p>3.89</text:p>
          </table:table-cell>
          <table:table-cell/>
          <table:table-cell table:formula="of:=[.K15]+[.K16]" office:value-type="float" office:value="1325728" calcext:value-type="float">
            <text:p>1325728</text:p>
          </table:table-cell>
          <table:table-cell table:formula="of:=SUM([.P16:.Q16])" office:value-type="float" office:value="4308.556" calcext:value-type="float">
            <text:p>4308.556</text:p>
          </table:table-cell>
          <table:table-cell table:formula="of:=[.F9]-[.G9]" office:value-type="float" office:value="1321419.444" calcext:value-type="float">
            <text:p>1321419.444</text:p>
          </table:table-cell>
          <table:table-cell/>
          <table:table-cell office:value-type="string" calcext:value-type="string">
            <text:p>Van 30 tot 34 jaar</text:p>
          </table:table-cell>
          <table:table-cell office:value-type="float" office:value="733774" calcext:value-type="float">
            <text:p>733,7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0-79</text:p>
          </table:table-cell>
          <table:table-cell office:value-type="float" office:value="4.28" calcext:value-type="float">
            <text:p>4.28</text:p>
          </table:table-cell>
          <table:table-cell office:value-type="float" office:value="2.45" calcext:value-type="float">
            <text:p>2.45</text:p>
          </table:table-cell>
          <table:table-cell office:value-type="float" office:value="8.44" calcext:value-type="float">
            <text:p>8.44</text:p>
          </table:table-cell>
          <table:table-cell/>
          <table:table-cell table:formula="of:=[.K17]+[.K18]" office:value-type="float" office:value="902804" calcext:value-type="float">
            <text:p>902804</text:p>
          </table:table-cell>
          <table:table-cell table:formula="of:=SUM([.P17:.Q18])" office:value-type="float" office:value="18814.987" calcext:value-type="float">
            <text:p>18814.987</text:p>
          </table:table-cell>
          <table:table-cell table:formula="of:=[.F10]-[.G10]" office:value-type="float" office:value="883989.013" calcext:value-type="float">
            <text:p>883989.013</text:p>
          </table:table-cell>
          <table:table-cell/>
          <table:table-cell office:value-type="string" calcext:value-type="string">
            <text:p>Van 35 tot 39 jaar</text:p>
          </table:table-cell>
          <table:table-cell office:value-type="float" office:value="749784" calcext:value-type="float">
            <text:p>749,7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=80</text:p>
          </table:table-cell>
          <table:table-cell office:value-type="float" office:value="7.8" calcext:value-type="float">
            <text:p>7.8</text:p>
          </table:table-cell>
          <table:table-cell office:value-type="float" office:value="3.8" calcext:value-type="float">
            <text:p>3.8</text:p>
          </table:table-cell>
          <table:table-cell office:value-type="float" office:value="13.3" calcext:value-type="float">
            <text:p>13.3</text:p>
          </table:table-cell>
          <table:table-cell/>
          <table:table-cell table:formula="of:=SUM([.K19:.K23])" office:value-type="float" office:value="646988" calcext:value-type="float">
            <text:p>646988</text:p>
          </table:table-cell>
          <table:table-cell table:formula="of:=SUM([.P19:.Q23])" office:value-type="float" office:value="83737.356" calcext:value-type="float">
            <text:p>83737.356</text:p>
          </table:table-cell>
          <table:table-cell table:formula="of:=[.F11]-[.G11]" office:value-type="float" office:value="563250.644" calcext:value-type="float">
            <text:p>563250.644</text:p>
          </table:table-cell>
          <table:table-cell/>
          <table:table-cell office:value-type="string" calcext:value-type="string">
            <text:p>Van 40 tot 44 jaar</text:p>
          </table:table-cell>
          <table:table-cell office:value-type="float" office:value="730083" calcext:value-type="float">
            <text:p>730,083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SUM([.F3:.F11])" office:value-type="float" office:value="11431406" calcext:value-type="float">
            <text:p>11431406</text:p>
          </table:table-cell>
          <table:table-cell table:formula="of:=SUM([.G3:.G11])" office:value-type="float" office:value="106860.899" calcext:value-type="float">
            <text:p>106860.899</text:p>
          </table:table-cell>
          <table:table-cell table:formula="of:=SUM([.H3:.H11])" office:value-type="float" office:value="11324545.101" calcext:value-type="float">
            <text:p>11324545.101</text:p>
          </table:table-cell>
          <table:table-cell/>
          <table:table-cell office:value-type="string" calcext:value-type="string">
            <text:p>Van 45 tot 49 jaar</text:p>
          </table:table-cell>
          <table:table-cell office:value-type="float" office:value="776811" calcext:value-type="float">
            <text:p>776,81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RACTION BE POP</text:p>
          </table:table-cell>
          <table:table-cell table:number-columns-repeated="3"/>
          <table:table-cell office:value-type="string" calcext:value-type="string">
            <text:p>Van 50 tot 54 jaar</text:p>
          </table:table-cell>
          <table:table-cell office:value-type="float" office:value="802488" calcext:value-type="float">
            <text:p>802,48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onger dan 60 BE</text:p>
          </table:table-cell>
          <table:table-cell office:value-type="string" calcext:value-type="string">
            <text:p>Ouden dan 60</text:p>
          </table:table-cell>
          <table:table-cell table:number-columns-repeated="2"/>
          <table:table-cell table:formula="of:=[.F3]/[.F$12]" office:value-type="float" office:value="0.111823689929305" calcext:value-type="float">
            <text:p>0.111823689929305</text:p>
          </table:table-cell>
          <table:table-cell table:formula="of:=[.G3]/[.G$12]" office:value-type="float" office:value="0" calcext:value-type="float">
            <text:p>0</text:p>
          </table:table-cell>
          <table:table-cell table:formula="of:=[.H3]/[.H$12]" office:value-type="float" office:value="0.112878882868957" calcext:value-type="float">
            <text:p>0.112878882868957</text:p>
          </table:table-cell>
          <table:table-cell/>
          <table:table-cell office:value-type="string" calcext:value-type="string">
            <text:p>Van 55 tot 59 jaar</text:p>
          </table:table-cell>
          <table:table-cell office:value-type="float" office:value="791009" calcext:value-type="float">
            <text:p>791,009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F4]/[.F$12]" office:value-type="float" office:value="0.112285137978653" calcext:value-type="float">
            <text:p>0.112285137978653</text:p>
          </table:table-cell>
          <table:table-cell table:formula="of:=[.G4]/[.G$12]" office:value-type="float" office:value="0" calcext:value-type="float">
            <text:p>0</text:p>
          </table:table-cell>
          <table:table-cell table:formula="of:=[.H4]/[.H$12]" office:value-type="float" office:value="0.113344685243618" calcext:value-type="float">
            <text:p>0.113344685243618</text:p>
          </table:table-cell>
          <table:table-cell/>
          <table:table-cell office:value-type="string" calcext:value-type="string">
            <text:p>Van 60 tot 64 jaar</text:p>
          </table:table-cell>
          <table:table-cell office:value-type="float" office:value="710220" calcext:value-type="float">
            <text:p>710,220</text:p>
          </table:table-cell>
          <table:table-cell office:value-type="float" office:value="360317" calcext:value-type="float">
            <text:p>360317</text:p>
          </table:table-cell>
          <table:table-cell table:formula="of:=[.K15]-[.L15]" office:value-type="float" office:value="349903" calcext:value-type="float">
            <text:p>34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antal</text:p>
          </table:table-cell>
          <table:table-cell table:style-name="ce2" table:formula="of:=SUM([.F3:.F8])" office:value-type="float" office:value="8555886" calcext:value-type="float">
            <text:p>8555886</text:p>
          </table:table-cell>
          <table:table-cell table:style-name="ce2" table:formula="of:=SUM([.F9:.F11])" office:value-type="float" office:value="2875520" calcext:value-type="float">
            <text:p>2875520</text:p>
          </table:table-cell>
          <table:table-cell table:number-columns-repeated="2"/>
          <table:table-cell table:formula="of:=[.F5]/[.F$12]" office:value-type="float" office:value="0.123349481244914" calcext:value-type="float">
            <text:p>0.123349481244914</text:p>
          </table:table-cell>
          <table:table-cell table:formula="of:=[.G5]/[.G$12]" office:value-type="float" office:value="0" calcext:value-type="float">
            <text:p>0</text:p>
          </table:table-cell>
          <table:table-cell table:formula="of:=[.H5]/[.H$12]" office:value-type="float" office:value="0.124513434087122" calcext:value-type="float">
            <text:p>0.124513434087122</text:p>
          </table:table-cell>
          <table:table-cell/>
          <table:table-cell office:value-type="string" calcext:value-type="string">
            <text:p>Van 65 tot 69 jaar</text:p>
          </table:table-cell>
          <table:table-cell office:value-type="float" office:value="615508" calcext:value-type="float">
            <text:p>615,508</text:p>
          </table:table-cell>
          <table:table-cell office:value-type="float" office:value="316977" calcext:value-type="float">
            <text:p>316977</text:p>
          </table:table-cell>
          <table:table-cell table:formula="of:=[.K16]-[.L16]" office:value-type="float" office:value="298531" calcext:value-type="float">
            <text:p>298531</text:p>
          </table:table-cell>
          <table:table-cell table:number-columns-repeated="2" office:value-type="float" office:value="0.007" calcext:value-type="float">
            <text:p>0.007</text:p>
          </table:table-cell>
          <table:table-cell table:formula="of:=[.N16]*[.L16]" office:value-type="float" office:value="2218.839" calcext:value-type="float">
            <text:p>2218.839</text:p>
          </table:table-cell>
          <table:table-cell table:formula="of:=[.O16]*[.M16]" office:value-type="float" office:value="2089.717" calcext:value-type="float">
            <text:p>2089.717</text:p>
          </table:table-cell>
        </table:table-row>
        <table:table-row table:style-name="ro1">
          <table:table-cell office:value-type="string" calcext:value-type="string">
            <text:p>IFR</text:p>
          </table:table-cell>
          <table:table-cell table:formula="of:=SUM([.F24:.F29])/SUM([.F14:.F19])" office:value-type="float" office:value="0.16018243613461" calcext:value-type="float">
            <text:p>0.16018243613461</text:p>
          </table:table-cell>
          <table:table-cell table:formula="of:=SUM([.F30:.F32])/SUM([.F20:.F22])" office:value-type="float" office:value="3.98855252615179" calcext:value-type="float">
            <text:p>3.98855252615179</text:p>
          </table:table-cell>
          <table:table-cell table:number-columns-repeated="2"/>
          <table:table-cell table:formula="of:=[.F6]/[.F$12]" office:value-type="float" office:value="0.129779136529662" calcext:value-type="float">
            <text:p>0.129779136529662</text:p>
          </table:table-cell>
          <table:table-cell table:formula="of:=[.G6]/[.G$12]" office:value-type="float" office:value="0" calcext:value-type="float">
            <text:p>0</text:p>
          </table:table-cell>
          <table:table-cell table:formula="of:=[.H6]/[.H$12]" office:value-type="float" office:value="0.131003761013676" calcext:value-type="float">
            <text:p>0.131003761013676</text:p>
          </table:table-cell>
          <table:table-cell/>
          <table:table-cell office:value-type="string" calcext:value-type="string">
            <text:p>Van 70 tot 74 jaar</text:p>
          </table:table-cell>
          <table:table-cell office:value-type="float" office:value="531501" calcext:value-type="float">
            <text:p>531,501</text:p>
          </table:table-cell>
          <table:table-cell office:value-type="float" office:value="281584" calcext:value-type="float">
            <text:p>281584</text:p>
          </table:table-cell>
          <table:table-cell table:formula="of:=[.K17]-[.L17]" office:value-type="float" office:value="249917" calcext:value-type="float">
            <text:p>249917</text:p>
          </table:table-cell>
          <table:table-cell table:number-columns-repeated="2" office:value-type="float" office:value="0.007" calcext:value-type="float">
            <text:p>0.007</text:p>
          </table:table-cell>
          <table:table-cell table:formula="of:=[.N17]*[.L17]" office:value-type="float" office:value="1971.088" calcext:value-type="float">
            <text:p>1971.088</text:p>
          </table:table-cell>
          <table:table-cell table:formula="of:=[.O17]*[.M17]" office:value-type="float" office:value="1749.419" calcext:value-type="float">
            <text:p>1749.419</text:p>
          </table:table-cell>
        </table:table-row>
        <table:table-row table:style-name="ro1">
          <table:table-cell office:value-type="string" calcext:value-type="string">
            <text:p>Corrected</text:p>
          </table:table-cell>
          <table:table-cell table:style-name="ce2" table:formula="of:=[.B17]/[.F33]*0.66" office:value-type="float" office:value="0.094124954477978" calcext:value-type="float">
            <text:p>0.094124954477978</text:p>
          </table:table-cell>
          <table:table-cell table:style-name="ce2" table:formula="of:=[.C17]/[.F33]*0.66" office:value-type="float" office:value="2.3437171641064" calcext:value-type="float">
            <text:p>2.3437171641064</text:p>
          </table:table-cell>
          <table:table-cell table:number-columns-repeated="2"/>
          <table:table-cell table:formula="of:=[.F7]/[.F$12]" office:value-type="float" office:value="0.131820530212994" calcext:value-type="float">
            <text:p>0.131820530212994</text:p>
          </table:table-cell>
          <table:table-cell table:formula="of:=[.G7]/[.G$12]" office:value-type="float" office:value="0" calcext:value-type="float">
            <text:p>0</text:p>
          </table:table-cell>
          <table:table-cell table:formula="of:=[.H7]/[.H$12]" office:value-type="float" office:value="0.133064417736915" calcext:value-type="float">
            <text:p>0.133064417736915</text:p>
          </table:table-cell>
          <table:table-cell/>
          <table:table-cell office:value-type="string" calcext:value-type="string">
            <text:p>Van 75 tot 79 jaar</text:p>
          </table:table-cell>
          <table:table-cell office:value-type="float" office:value="371303" calcext:value-type="float">
            <text:p>371,303</text:p>
          </table:table-cell>
          <table:table-cell office:value-type="float" office:value="206033" calcext:value-type="float">
            <text:p>206033</text:p>
          </table:table-cell>
          <table:table-cell table:formula="of:=[.K18]-[.L18]" office:value-type="float" office:value="165270" calcext:value-type="float">
            <text:p>165270</text:p>
          </table:table-cell>
          <table:table-cell office:value-type="float" office:value="0.05" calcext:value-type="float">
            <text:p>0.05</text:p>
          </table:table-cell>
          <table:table-cell office:value-type="float" office:value="0.029" calcext:value-type="float">
            <text:p>0.029</text:p>
          </table:table-cell>
          <table:table-cell table:formula="of:=[.N18]*[.L18]" office:value-type="float" office:value="10301.65" calcext:value-type="float">
            <text:p>10301.65</text:p>
          </table:table-cell>
          <table:table-cell table:formula="of:=[.O18]*[.M18]" office:value-type="float" office:value="4792.83" calcext:value-type="float">
            <text:p>4792.83</text:p>
          </table:table-cell>
        </table:table-row>
        <table:table-row table:style-name="ro1">
          <table:table-cell table:number-columns-repeated="5"/>
          <table:table-cell table:formula="of:=[.F8]/[.F$12]" office:value-type="float" office:value="0.139396413704491" calcext:value-type="float">
            <text:p>0.139396413704491</text:p>
          </table:table-cell>
          <table:table-cell table:formula="of:=[.G8]/[.G$12]" office:value-type="float" office:value="0" calcext:value-type="float">
            <text:p>0</text:p>
          </table:table-cell>
          <table:table-cell table:formula="of:=[.H8]/[.H$12]" office:value-type="float" office:value="0.14071178893175" calcext:value-type="float">
            <text:p>0.14071178893175</text:p>
          </table:table-cell>
          <table:table-cell/>
          <table:table-cell office:value-type="string" calcext:value-type="string">
            <text:p>Van 80 tot 84 jaar</text:p>
          </table:table-cell>
          <table:table-cell office:value-type="float" office:value="319382" calcext:value-type="float">
            <text:p>319,382</text:p>
          </table:table-cell>
          <table:table-cell office:value-type="float" office:value="188231" calcext:value-type="float">
            <text:p>188231</text:p>
          </table:table-cell>
          <table:table-cell table:formula="of:=[.K19]-[.L19]" office:value-type="float" office:value="131151" calcext:value-type="float">
            <text:p>131151</text:p>
          </table:table-cell>
          <table:table-cell office:value-type="float" office:value="0.05" calcext:value-type="float">
            <text:p>0.05</text:p>
          </table:table-cell>
          <table:table-cell office:value-type="float" office:value="0.029" calcext:value-type="float">
            <text:p>0.029</text:p>
          </table:table-cell>
          <table:table-cell table:formula="of:=[.N19]*[.L19]" office:value-type="float" office:value="9411.55" calcext:value-type="float">
            <text:p>9411.55</text:p>
          </table:table-cell>
          <table:table-cell table:formula="of:=[.O19]*[.M19]" office:value-type="float" office:value="3803.379" calcext:value-type="float">
            <text:p>3803.379</text:p>
          </table:table-cell>
        </table:table-row>
        <table:table-row table:style-name="ro1">
          <table:table-cell table:number-columns-repeated="5"/>
          <table:table-cell table:formula="of:=[.F9]/[.F$12]" office:value-type="float" office:value="0.115972435936577" calcext:value-type="float">
            <text:p>0.115972435936577</text:p>
          </table:table-cell>
          <table:table-cell table:formula="of:=[.G9]/[.G$12]" office:value-type="float" office:value="0.0403192939636415" calcext:value-type="float">
            <text:p>0.040319293963642</text:p>
          </table:table-cell>
          <table:table-cell table:formula="of:=[.H9]/[.H$12]" office:value-type="float" office:value="0.116686315628105" calcext:value-type="float">
            <text:p>0.116686315628105</text:p>
          </table:table-cell>
          <table:table-cell/>
          <table:table-cell office:value-type="string" calcext:value-type="string">
            <text:p>Van 85 tot 89 jaar</text:p>
          </table:table-cell>
          <table:table-cell office:value-type="float" office:value="215269" calcext:value-type="float">
            <text:p>215,269</text:p>
          </table:table-cell>
          <table:table-cell office:value-type="float" office:value="138525" calcext:value-type="float">
            <text:p>138525</text:p>
          </table:table-cell>
          <table:table-cell table:formula="of:=[.K20]-[.L20]" office:value-type="float" office:value="76744" calcext:value-type="float">
            <text:p>76744</text:p>
          </table:table-cell>
          <table:table-cell office:value-type="float" office:value="0.27" calcext:value-type="float">
            <text:p>0.27</text:p>
          </table:table-cell>
          <table:table-cell office:value-type="float" office:value="0.137" calcext:value-type="float">
            <text:p>0.137</text:p>
          </table:table-cell>
          <table:table-cell table:formula="of:=[.N20]*[.L20]" office:value-type="float" office:value="37401.75" calcext:value-type="float">
            <text:p>37401.75</text:p>
          </table:table-cell>
          <table:table-cell table:formula="of:=[.O20]*[.M20]" office:value-type="float" office:value="10513.928" calcext:value-type="float">
            <text:p>10513.928</text:p>
          </table:table-cell>
        </table:table-row>
        <table:table-row table:style-name="ro1">
          <table:table-cell table:number-columns-repeated="5"/>
          <table:table-cell table:formula="of:=[.F10]/[.F$12]" office:value-type="float" office:value="0.0789757620366209" calcext:value-type="float">
            <text:p>0.078975762036621</text:p>
          </table:table-cell>
          <table:table-cell table:formula="of:=[.G10]/[.G$12]" office:value-type="float" office:value="0.176069892505771" calcext:value-type="float">
            <text:p>0.176069892505771</text:p>
          </table:table-cell>
          <table:table-cell table:formula="of:=[.H10]/[.H$12]" office:value-type="float" office:value="0.0780595604605734" calcext:value-type="float">
            <text:p>0.078059560460574</text:p>
          </table:table-cell>
          <table:table-cell/>
          <table:table-cell office:value-type="string" calcext:value-type="string">
            <text:p>Van 90 tot 94 jaar</text:p>
          </table:table-cell>
          <table:table-cell office:value-type="float" office:value="89797" calcext:value-type="float">
            <text:p>89,797</text:p>
          </table:table-cell>
          <table:table-cell office:value-type="float" office:value="36748" calcext:value-type="float">
            <text:p>36748</text:p>
          </table:table-cell>
          <table:table-cell table:formula="of:=[.K21]-[.L21]" office:value-type="float" office:value="53049" calcext:value-type="float">
            <text:p>53049</text:p>
          </table:table-cell>
          <table:table-cell office:value-type="float" office:value="0.27" calcext:value-type="float">
            <text:p>0.27</text:p>
          </table:table-cell>
          <table:table-cell office:value-type="float" office:value="0.137" calcext:value-type="float">
            <text:p>0.137</text:p>
          </table:table-cell>
          <table:table-cell table:formula="of:=[.N21]*[.L21]" office:value-type="float" office:value="9921.96" calcext:value-type="float">
            <text:p>9921.96</text:p>
          </table:table-cell>
          <table:table-cell table:formula="of:=[.O21]*[.M21]" office:value-type="float" office:value="7267.713" calcext:value-type="float">
            <text:p>7267.713</text:p>
          </table:table-cell>
        </table:table-row>
        <table:table-row table:style-name="ro1">
          <table:table-cell table:number-columns-repeated="5"/>
          <table:table-cell table:formula="of:=[.F11]/[.F$12]" office:value-type="float" office:value="0.0565974124267828" calcext:value-type="float">
            <text:p>0.056597412426783</text:p>
          </table:table-cell>
          <table:table-cell table:formula="of:=[.G11]/[.G$12]" office:value-type="float" office:value="0.783610813530588" calcext:value-type="float">
            <text:p>0.783610813530588</text:p>
          </table:table-cell>
          <table:table-cell table:formula="of:=[.H11]/[.H$12]" office:value-type="float" office:value="0.0497371540292831" calcext:value-type="float">
            <text:p>0.049737154029283</text:p>
          </table:table-cell>
          <table:table-cell/>
          <table:table-cell office:value-type="string" calcext:value-type="string">
            <text:p>Van 95 tot 99 jaar</text:p>
          </table:table-cell>
          <table:table-cell office:value-type="float" office:value="21053" calcext:value-type="float">
            <text:p>21,053</text:p>
          </table:table-cell>
          <table:table-cell office:value-type="float" office:value="16412" calcext:value-type="float">
            <text:p>16412</text:p>
          </table:table-cell>
          <table:table-cell table:formula="of:=[.K22]-[.L22]" office:value-type="float" office:value="4641" calcext:value-type="float">
            <text:p>4641</text:p>
          </table:table-cell>
          <table:table-cell office:value-type="float" office:value="0.27" calcext:value-type="float">
            <text:p>0.27</text:p>
          </table:table-cell>
          <table:table-cell office:value-type="float" office:value="0.137" calcext:value-type="float">
            <text:p>0.137</text:p>
          </table:table-cell>
          <table:table-cell table:formula="of:=[.N22]*[.L22]" office:value-type="float" office:value="4431.24" calcext:value-type="float">
            <text:p>4431.24</text:p>
          </table:table-cell>
          <table:table-cell table:formula="of:=[.O22]*[.M22]" office:value-type="float" office:value="635.817" calcext:value-type="float">
            <text:p>635.81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WEIGHTED IFR</text:p>
          </table:table-cell>
          <table:table-cell table:number-columns-repeated="3"/>
          <table:table-cell office:value-type="string" calcext:value-type="string">
            <text:p>100 jaar en meer</text:p>
          </table:table-cell>
          <table:table-cell office:value-type="float" office:value="1487" calcext:value-type="float">
            <text:p>1,487</text:p>
          </table:table-cell>
          <table:table-cell office:value-type="float" office:value="1100" calcext:value-type="float">
            <text:p>1100</text:p>
          </table:table-cell>
          <table:table-cell table:formula="of:=[.K23]-[.L23]" office:value-type="float" office:value="387" calcext:value-type="float">
            <text:p>387</text:p>
          </table:table-cell>
          <table:table-cell office:value-type="float" office:value="0.27" calcext:value-type="float">
            <text:p>0.27</text:p>
          </table:table-cell>
          <table:table-cell office:value-type="float" office:value="0.137" calcext:value-type="float">
            <text:p>0.137</text:p>
          </table:table-cell>
          <table:table-cell table:formula="of:=[.N23]*[.L23]" office:value-type="float" office:value="297" calcext:value-type="float">
            <text:p>297</text:p>
          </table:table-cell>
          <table:table-cell table:formula="of:=[.O23]*[.M23]" office:value-type="float" office:value="53.019" calcext:value-type="float">
            <text:p>53.019</text:p>
          </table:table-cell>
        </table:table-row>
        <table:table-row table:style-name="ro1">
          <table:table-cell table:number-columns-repeated="5"/>
          <table:table-cell table:formula="of:=[.F14]*[.B3]" office:value-type="float" office:value="0.000180036140786182" calcext:value-type="float">
            <text:p>0.000180036140786</text:p>
          </table:table-cell>
          <table:table-cell table:formula="of:=[.G14]*[.B3]" office:value-type="float" office:value="0" calcext:value-type="float">
            <text:p>0</text:p>
          </table:table-cell>
          <table:table-cell table:formula="of:=[.H14]*[.B3]" office:value-type="float" office:value="0.000181735001419021" calcext:value-type="float">
            <text:p>0.00018173500141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formula="of:=[.F15]*[.B4]" office:value-type="float" office:value="0.000780381708951637" calcext:value-type="float">
            <text:p>0.000780381708952</text:p>
          </table:table-cell>
          <table:table-cell table:formula="of:=[.G15]*[.B4]" office:value-type="float" office:value="0" calcext:value-type="float">
            <text:p>0</text:p>
          </table:table-cell>
          <table:table-cell table:formula="of:=[.H15]*[.B4]" office:value-type="float" office:value="0.000787745562443144" calcext:value-type="float">
            <text:p>0.000787745562443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formula="of:=[.F16]*[.B5]" office:value-type="float" office:value="0.00381149897046785" calcext:value-type="float">
            <text:p>0.003811498970468</text:p>
          </table:table-cell>
          <table:table-cell table:formula="of:=[.G16]*[.B5]" office:value-type="float" office:value="0" calcext:value-type="float">
            <text:p>0</text:p>
          </table:table-cell>
          <table:table-cell table:formula="of:=[.H16]*[.B5]" office:value-type="float" office:value="0.00384746511329206" calcext:value-type="float">
            <text:p>0.003847465113292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formula="of:=[.F17]*[.B6]" office:value-type="float" office:value="0.0109533591231035" calcext:value-type="float">
            <text:p>0.010953359123104</text:p>
          </table:table-cell>
          <table:table-cell table:formula="of:=[.G17]*[.B6]" office:value-type="float" office:value="0" calcext:value-type="float">
            <text:p>0</text:p>
          </table:table-cell>
          <table:table-cell table:formula="of:=[.H17]*[.B6]" office:value-type="float" office:value="0.0110567174295543" calcext:value-type="float">
            <text:p>0.011056717429554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formula="of:=[.F18]*[.B7]" office:value-type="float" office:value="0.021223105364292" calcext:value-type="float">
            <text:p>0.021223105364292</text:p>
          </table:table-cell>
          <table:table-cell table:formula="of:=[.G18]*[.B7]" office:value-type="float" office:value="0" calcext:value-type="float">
            <text:p>0</text:p>
          </table:table-cell>
          <table:table-cell table:formula="of:=[.H18]*[.B7]" office:value-type="float" office:value="0.0214233712556433" calcext:value-type="float">
            <text:p>0.021423371255643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formula="of:=[.F19]*[.B8]" office:value-type="float" office:value="0.0829408661541721" calcext:value-type="float">
            <text:p>0.082940866154172</text:p>
          </table:table-cell>
          <table:table-cell table:formula="of:=[.G19]*[.B8]" office:value-type="float" office:value="0" calcext:value-type="float">
            <text:p>0</text:p>
          </table:table-cell>
          <table:table-cell table:formula="of:=[.H19]*[.B8]" office:value-type="float" office:value="0.0837235144143915" calcext:value-type="float">
            <text:p>0.083723514414392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formula="of:=[.F20]*[.B9]" office:value-type="float" office:value="0.223826801357593" calcext:value-type="float">
            <text:p>0.223826801357593</text:p>
          </table:table-cell>
          <table:table-cell table:formula="of:=[.G20]*[.B9]" office:value-type="float" office:value="0.0778162373498281" calcext:value-type="float">
            <text:p>0.077816237349828</text:p>
          </table:table-cell>
          <table:table-cell table:formula="of:=[.H20]*[.B9]" office:value-type="float" office:value="0.225204589162243" calcext:value-type="float">
            <text:p>0.225204589162243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formula="of:=[.F21]*[.B10]" office:value-type="float" office:value="0.338016261516737" calcext:value-type="float">
            <text:p>0.338016261516737</text:p>
          </table:table-cell>
          <table:table-cell table:formula="of:=[.G21]*[.B10]" office:value-type="float" office:value="0.753579139924698" calcext:value-type="float">
            <text:p>0.753579139924698</text:p>
          </table:table-cell>
          <table:table-cell table:formula="of:=[.H21]*[.B10]" office:value-type="float" office:value="0.334094918771254" calcext:value-type="float">
            <text:p>0.334094918771254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formula="of:=[.F22]*[.B11]" office:value-type="float" office:value="0.441459816928906" calcext:value-type="float">
            <text:p>0.441459816928906</text:p>
          </table:table-cell>
          <table:table-cell table:formula="of:=[.G22]*[.B11]" office:value-type="float" office:value="6.11216434553859" calcext:value-type="float">
            <text:p>6.11216434553859</text:p>
          </table:table-cell>
          <table:table-cell table:formula="of:=[.H22]*[.B11]" office:value-type="float" office:value="0.387949801428408" calcext:value-type="float">
            <text:p>0.387949801428408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formula="of:=SUM([.F24:.F32])" office:value-type="float" office:value="1.12319212726501" calcext:value-type="float">
            <text:p>1.12319212726501</text:p>
          </table:table-cell>
          <table:table-cell table:formula="of:=SUM([.G24:.G32])" office:value-type="float" office:value="6.94355972281311" calcext:value-type="float">
            <text:p>6.94355972281311</text:p>
          </table:table-cell>
          <table:table-cell table:formula="of:=SUM([.H24:.H32])" office:value-type="float" office:value="1.06826985813865" calcext:value-type="float">
            <text:p>1.06826985813865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3" table:formula="of:=[.H33]/[.F33]" office:value-type="float" office:value="0.951101625631852" calcext:value-type="float">
            <text:p>0.951101625631852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formula="of:=[.F33]*[.F12]*0.01" office:value-type="float" office:value="128396.6522277" calcext:value-type="float">
            <text:p>128396.6522277</text:p>
          </table:table-cell>
          <table:table-cell table:formula="of:=[.G34]*[.G33]*[.G12]*0.01" office:value-type="float" office:value="7419.9503424" calcext:value-type="float">
            <text:p>7419.9503424</text:p>
          </table:table-cell>
          <table:table-cell table:formula="of:=[.H35]*[.H12]*0.01*[.F33]" office:value-type="float" office:value="120976.7018853" calcext:value-type="float">
            <text:p>120976.7018853</text:p>
          </table:table-cell>
          <table:table-cell table:number-columns-repeated="2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 number:grouping="true"/>
    </number:number-style>
    <number:number-style style:name="N126">
      <number:number number:decimal-places="3" loext:min-decimal-places="0" number:min-integer-digits="1" number:decimal-replacement="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21:40:42.775597828</meta:creation-date>
    <dc:date>2020-04-12T06:43:35.363904193</dc:date>
    <meta:editing-duration>PT7H46M34S</meta:editing-duration>
    <meta:editing-cycles>2</meta:editing-cycles>
    <meta:generator>LibreOffice/6.0.7.3$Linux_X86_64 LibreOffice_project/00m0$Build-3</meta:generator>
    <meta:document-statistic meta:table-count="1" meta:cell-count="246" meta:object-count="0"/>
  </office:meta>
</office:document-meta>
</file>